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640FD83D3EC323CC.png" manifest:media-type="image/png"/>
  <manifest:file-entry manifest:full-path="Pictures/1000020100000500000002D0F6C98956831C40C6.png" manifest:media-type="image/png"/>
  <manifest:file-entry manifest:full-path="Pictures/1000020100000500000002D08BDAFB1A755DF7DB.png" manifest:media-type="image/png"/>
  <manifest:file-entry manifest:full-path="Pictures/1000020100000500000002D0EF1641FCB1F72DB2.png" manifest:media-type="image/png"/>
  <manifest:file-entry manifest:full-path="Pictures/1000020100000500000002D04339F979833020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0.045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8" style:family="paragraph">
      <style:text-properties fo:color="#ff9999" style:font-name="Anaktoria" fo:font-size="32pt" fo:background-color="transparent" style:font-size-asian="40pt" style:font-size-complex="40pt"/>
    </style:style>
    <style:style style:name="P9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333333" style:font-name="Anaktoria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color="#ff9999" style:font-name="Anaktoria" fo:font-size="48pt" fo:background-color="transparent" style:font-size-asian="66pt" style:font-size-complex="66pt"/>
    </style:style>
    <style:style style:name="T5" style:family="text">
      <style:text-properties fo:font-size="18pt"/>
    </style:style>
    <style:style style:name="T6" style:family="text">
      <style:text-properties style:font-name="Ubuntu3" fo:font-size="26pt" style:font-size-asian="26pt" style:font-size-complex="26pt"/>
    </style:style>
    <style:style style:name="T7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First Example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8-01-21">Jan 21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242cm" svg:height="10.045cm" svg:x="3.754cm" svg:y="2.975cm">
          <draw:text-box>
            <text:p text:style-name="P2"><text:span text:style-name="T3">In this chapter, blahblahblah</text:span></text:p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2.16cm" svg:x="1.448cm" svg:y="0.057cm" presentation:class="title" presentation:user-transformed="true">
          <draw:text-box>
            <text:p><text:span text:style-name="T4">Topic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3">1.</text:span><text:span text:style-name="T3"><text:tab/></text:span><text:span text:style-name="T3">A</text:span><text:span text:style-name="T3"><text:line-break/></text:span><text:span text:style-name="T3"/></text:p>
            <text:p text:style-name="P2"><text:span text:style-name="T3">2.</text:span><text:span text:style-name="T3"><text:tab/></text:span><text:span text:style-name="T3">B</text:span><text:span text:style-name="T3"><text:line-break/></text:span><text:span text:style-name="T3"/></text:p>
            <text:p text:style-name="P2"><text:span text:style-name="T3">3.</text:span><text:span text:style-name="T3"><text:tab/></text:span><text:span text:style-name="T3">C</text:span><text:span text:style-name="T3"><text:line-break/></text:span><text:span text:style-name="T3"/></text:p>
            <text:p text:style-name="P2"><text:span text:style-name="T3">4.</text:span><text:span text:style-name="T3"><text:tab/></text:span><text:span text:style-name="T3">D</text:span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3">5.</text:span><text:span text:style-name="T3"><text:tab/></text:span><text:span text:style-name="T3">E</text:span><text:span text:style-name="T3"><text:line-break/></text:span><text:span text:style-name="T3"/></text:p>
            <text:p text:style-name="P2"><text:span text:style-name="T3">6.</text:span><text:span text:style-name="T3"><text:tab/></text:span><text:span text:style-name="T3">F</text:span><text:span text:style-name="T3"><text:line-break/></text:span><text:span text:style-name="T3"/></text:p>
            <text:p text:style-name="P2"><text:span text:style-name="T3">7.</text:span><text:span text:style-name="T3"><text:tab/></text:span><text:span text:style-name="T3">G</text:span><text:span text:style-name="T3"><text:line-break/></text:span><text:span text:style-name="T3"/></text:p>
            <text:p text:style-name="P2"><text:span text:style-name="T3">8.</text:span><text:span text:style-name="T3"><text:tab/></text:span><text:span text:style-name="T3">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2T1">
        <office:forms form:automatic-focus="false" form:apply-design-mode="false"/>
        <draw:frame presentation:style-name="pr1" draw:text-style-name="P1" draw:layer="layout" svg:width="25.691cm" svg:height="13.838cm" svg:x="1.086cm" svg:y="1.032cm" presentation:class="title" presentation:user-transformed="true">
          <draw:text-box>
            <text:p><text:span text:style-name="T1">Topi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0.376cm" svg:y="0.13cm" presentation:class="title" presentation:user-transformed="true">
          <draw:text-box>
            <text:p text:style-name="P2"><text:span text:style-name="T4">1. Slide Title</text:span></text:p>
          </draw:text-box>
        </draw:frame>
        <draw:frame draw:style-name="gr3" draw:text-style-name="P10" draw:layer="layout" svg:width="5.744cm" svg:height="0.963cm" svg:x="21.858cm" svg:y="2.403cm">
          <draw:text-box>
            <text:p><text:span text:style-name="T5">Notes</text:span></text:p>
          </draw:text-box>
        </draw:frame>
        <draw:frame presentation:style-name="pr7" draw:text-style-name="P11" draw:layer="layout" svg:width="20.536cm" svg:height="3.583cm" svg:x="0.585cm" svg:y="2.726cm">
          <draw:text-box>
            <text:p text:style-name="P2"><text:span text:style-name="T6">Blorp</text:span></text:p>
          </draw:text-box>
        </draw:frame>
        <draw:frame draw:style-name="gr4" draw:text-style-name="P13" draw:layer="layout" svg:width="1.831cm" svg:height="1.205cm" svg:x="26.194cm" svg:y="14.851cm">
          <draw:text-box>
            <text:p text:style-name="P12"><text:span text:style-name="T7">(</text:span><text:span text:style-name="T7"><text:page-number>&lt;number&gt;</text:page-number></text:span><text:span text:style-name="T7">/</text:span><text:span text:style-name="T7"><text:page-count>6</text:page-count>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Bubbles" presentation:presentation-page-layout-name="AL1T0">
        <office:forms form:automatic-focus="false" form:apply-design-mode="false"/>
        <draw:frame presentation:style-name="pr4" draw:text-style-name="P9" draw:layer="layout" svg:width="26.335cm" svg:height="2.16cm" svg:x="0.289cm" svg:y="0.142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8" draw:text-style-name="P5" draw:layer="layout" svg:width="25.557cm" svg:height="11.657cm" svg:x="1.263cm" svg:y="3.087cm">
          <draw:text-box>
            <text:p text:style-name="P2"><text:span text:style-name="T3">We did a thing.</text:span></text:p>
            <text:p text:style-name="P2"><text:span text:style-name="T3"/></text:p>
            <text:p text:style-name="P2"><text:span text:style-name="T3">Next time we do more th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11" draw:display-name="Bitmap 11" xlink:href="Pictures/1000020100000500000002D0F6C98956831C40C6.png" xlink:type="simple" xlink:show="embed" xlink:actuate="onLoad"/>
    <draw:fill-image draw:name="Bitmap_20_2" draw:display-name="Bitmap 2" xlink:href="Pictures/1000020100000500000002D0EF1641FCB1F72DB2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top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21T18:33:27.976967970</dc:date>
    <meta:editing-duration>P1DT6H43M31S</meta:editing-duration>
    <meta:editing-cycles>1037</meta:editing-cycles>
    <meta:generator>LibreOffice/5.1.4.2$Linux_X86_64 LibreOffice_project/10m0$Build-2</meta:generator>
    <meta:document-statistic meta:object-count="47"/>
  </office:meta>
</office:document-meta>
</file>